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aea79f" draw:fill-image-width="0cm" draw:fill-image-height="0cm"/>
    </style:style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10.5cm" svg:height="1.9cm" svg:x="4.9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5cm" svg:height="1.9cm" svg:x="4.95cm" svg:y="7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0:53:52.664756127</dc:date>
    <meta:editing-duration>PT8H31M6S</meta:editing-duration>
    <meta:editing-cycles>6</meta:editing-cycles>
    <meta:generator>LibreOffice/4.2.8.2$Linux_x86 LibreOffice_project/420m0$Build-2</meta:generator>
    <meta:document-statistic meta:object-count="2"/>
  </office:meta>
</office:document-meta>
</file>